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cc3" officeooo:paragraph-rsid="001becc3"/>
    </style:style>
    <style:style style:name="P2" style:family="paragraph" style:parent-style-name="Standard">
      <style:text-properties officeooo:rsid="001ce1ee" officeooo:paragraph-rsid="001ce1ee"/>
    </style:style>
    <style:style style:name="P3" style:family="paragraph" style:parent-style-name="Standard">
      <style:text-properties officeooo:rsid="001e5ddc" officeooo:paragraph-rsid="001e5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шил я чуть побольше нагрузить весь сайт и сделал по 100 запрос и по 400 запросов </text:p>
      <text:p text:style-name="Standard"/>
      <text:p text:style-name="Standard">random@max:~/geekshop$ siege -i -f urls.txt -d0 -r100 -c400</text:p>
      <text:p text:style-name="Standard">** SIEGE 4.0.4</text:p>
      <text:p text:style-name="Standard">** Preparing 400 concurrent users for battle.</text:p>
      <text:p text:style-name="Standard">The server is now under siege...</text:p>
      <text:p text:style-name="Standard">Transactions:<text:tab/><text:tab/> <text:s text:c="5"/>337945 hits</text:p>
      <text:p text:style-name="Standard">Availability:<text:tab/><text:tab/> <text:s text:c="5"/>100.00 %</text:p>
      <text:p text:style-name="Standard">Elapsed time:<text:tab/><text:tab/> <text:s text:c="5"/>996.38 secs</text:p>
      <text:p text:style-name="Standard">Data transferred:<text:tab/> <text:s text:c="3"/>10892.99 MB</text:p>
      <text:p text:style-name="Standard">Response time:<text:tab/><text:tab/> <text:s text:c="7"/>1.15 secs</text:p>
      <text:p text:style-name="Standard">Transaction rate:<text:tab/> <text:s text:c="5"/>339.17 trans/sec</text:p>
      <text:p text:style-name="Standard">Throughput:<text:tab/><text:tab/> <text:s text:c="6"/>10.93 MB/sec</text:p>
      <text:p text:style-name="Standard">Concurrency:<text:tab/><text:tab/> <text:s text:c="5"/>390.96</text:p>
      <text:p text:style-name="Standard">Successful transactions: <text:s text:c="5"/>337945</text:p>
      <text:p text:style-name="Standard">Failed transactions:<text:tab/> <text:s text:c="10"/>0</text:p>
      <text:p text:style-name="Standard">Longest transaction:<text:tab/> <text:s text:c="6"/>10.69</text:p>
      <text:p text:style-name="Standard">Shortest transaction:<text:tab/> <text:s text:c="7"/>0.00</text:p>
      <text:p text:style-name="Standard"><text:s/></text:p>
      <text:p text:style-name="Standard"/>
      <text:p text:style-name="Standard">random@max:~/geekshop$ siege -i -f urls.txt -d0 -r400 -c400</text:p>
      <text:p text:style-name="Standard">** SIEGE 4.0.4</text:p>
      <text:p text:style-name="Standard">** Preparing 400 concurrent users for battle.</text:p>
      <text:p text:style-name="Standard">The server is now under siege...</text:p>
      <text:p text:style-name="Standard">Transactions:<text:tab/><text:tab/> <text:s text:c="4"/>1352382 hits</text:p>
      <text:p text:style-name="Standard">Availability:<text:tab/><text:tab/> <text:s text:c="5"/>100.00 %</text:p>
      <text:p text:style-name="Standard">Elapsed time:<text:tab/><text:tab/> <text:s text:c="4"/>3923.54 secs</text:p>
      <text:p text:style-name="Standard">Data transferred:<text:tab/> <text:s text:c="3"/>43588.08 MB</text:p>
      <text:p text:style-name="Standard">Response time:<text:tab/><text:tab/> <text:s text:c="7"/>1.15 secs</text:p>
      <text:p text:style-name="Standard">Transaction rate:<text:tab/> <text:s text:c="5"/>344.68 trans/sec</text:p>
      <text:p text:style-name="Standard">Throughput:<text:tab/><text:tab/> <text:s text:c="6"/>11.11 MB/sec</text:p>
      <text:p text:style-name="Standard">Concurrency:<text:tab/><text:tab/> <text:s text:c="5"/>396.25</text:p>
      <text:p text:style-name="Standard">Successful transactions: <text:s text:c="4"/>1352382</text:p>
      <text:p text:style-name="Standard">Failed transactions:<text:tab/> <text:s text:c="10"/>0</text:p>
      <text:p text:style-name="Standard">Longest transaction:<text:tab/> <text:s text:c="6"/>28.55</text:p>
      <text:p text:style-name="Standard">Shortest transaction:<text:tab/> <text:s text:c="7"/>0.00</text:p>
      <text:p text:style-name="Standard"/>
      <text:p text:style-name="P2">далее произвожу манипуляции показанные вами на занятии</text:p>
      <text:p text:style-name="P2"/>
      <text:p text:style-name="P3">для страницы корзины /basket/</text:p>
      <text:p text:style-name="P3"/>
      <text:p text:style-name="P3">siege -f urls.txt -d0 -r25 -c50</text:p>
      <text:p text:style-name="P3">** SIEGE 4.0.4</text:p>
      <text:p text:style-name="P3">** Preparing 50 concurrent users for battle.</text:p>
      <text:p text:style-name="P3">The server is now under siege...</text:p>
      <text:p text:style-name="P3">Transactions:<text:tab/><text:tab/> <text:s text:c="7"/>6250 hits</text:p>
      <text:p text:style-name="P3">Availability:<text:tab/><text:tab/> <text:s text:c="5"/>100.00 %</text:p>
      <text:p text:style-name="P3">Elapsed time:<text:tab/><text:tab/> <text:s text:c="7"/>6.33 secs</text:p>
      <text:p text:style-name="P3">Data transferred:<text:tab/> <text:s text:c="5"/>231.01 MB</text:p>
      <text:p text:style-name="P3">Response time:<text:tab/><text:tab/> <text:s text:c="7"/>0.05 secs</text:p>
      <text:p text:style-name="P3">Transaction rate:<text:tab/> <text:s text:c="5"/>987.36 trans/sec</text:p>
      <text:p text:style-name="P3">Throughput:<text:tab/><text:tab/> <text:s text:c="6"/>36.49 MB/sec</text:p>
      <text:p text:style-name="P3"><text:soft-page-break/>Concurrency:<text:tab/><text:tab/> <text:s text:c="6"/>49.07</text:p>
      <text:p text:style-name="P3">Successful transactions: <text:s text:c="7"/>6250</text:p>
      <text:p text:style-name="P3">Failed transactions:<text:tab/> <text:s text:c="10"/>0</text:p>
      <text:p text:style-name="P3">Longest transaction:<text:tab/> <text:s text:c="7"/>0.19</text:p>
      <text:p text:style-name="P3">Shortest transaction:<text:tab/> <text:s text:c="7"/>0.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Block_20_Text" style:display-name="Block Text" style:family="paragraph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parent-style-name="Heading_20_1" style:default-outline-level="">
      <style:paragraph-properties>
        <style:tab-stops>
          <style:tab-stop style:position="0.76cm"/>
        </style:tab-stops>
      </style:paragraph-properties>
    </style:style>
    <style:style style:name="Heading_20_1" style:display-name="Heading 1" style:family="paragraph" style:parent-style-name="Heading" style:class="text"/>
    <style:style style:name="Numbered_20_Heading_20_2" style:display-name="Numbered Heading 2" style:family="paragraph" style:parent-style-name="Heading_20_2" style:default-outline-level="">
      <style:paragraph-properties>
        <style:tab-stops>
          <style:tab-stop style:position="0.76cm"/>
        </style:tab-stops>
      </style:paragraph-properties>
    </style:style>
    <style:style style:name="Heading_20_2" style:display-name="Heading 2" style:family="paragraph" style:parent-style-name="Heading" style:class="text"/>
    <style:style style:name="Numbered_20_Heading_20_3" style:display-name="Numbered Heading 3" style:family="paragraph" style:parent-style-name="Heading_20_3" style:default-outline-level="">
      <style:paragraph-properties>
        <style:tab-stops>
          <style:tab-stop style:position="0.76cm"/>
        </style:tab-stops>
      </style:paragraph-properties>
    </style:style>
    <style:style style:name="Heading_20_3" style:display-name="Heading 3" style:family="paragraph" style:parent-style-name="Heading" style:class="text"/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default-outline-level="">
      <style:paragraph-properties fo:margin-left="1.27cm" fo:margin-right="0cm" fo:text-indent="-0.76cm" style:auto-text-indent="false"/>
    </style:style>
    <style:style style:name="Endnote_20_anchor_5f_text_5f_text_5f_text" style:display-name="Endnote anchor_text_text_text" style:family="text">
      <style:text-properties style:text-position="super 58%"/>
    </style:style>
    <style:style style:name="Endnote_5f_Symbol_5f_text_5f_text_5f_text" style:display-name="Endnote_Symbol_text_text_text" style:family="text">
      <style:text-properties style:text-position="super 58%"/>
    </style:style>
    <style:style style:name="Endnote_5f_anchor_5f_text_5f_text_5f_text" style:display-name="Endnote_anchor_text_text_text" style:family="text">
      <style:text-properties style:text-position="super 58%"/>
    </style:style>
    <style:style style:name="Footnote_20_anchor_5f_text_5f_text_5f_text" style:display-name="Footnote anchor_text_text_text" style:family="text">
      <style:text-properties style:text-position="super 58%"/>
    </style:style>
    <style:style style:name="Footnote_5f_Symbol_5f_text_5f_text_5f_text" style:display-name="Footnote_Symbol_text_text_text" style:family="text">
      <style:text-properties style:text-position="super 58%"/>
    </style:style>
    <style:style style:name="Footnote_5f_anchor_5f_text_5f_text_5f_text" style:display-name="Footnote_anchor_text_text_text" style:family="text">
      <style:text-properties style:text-position="super 58%"/>
    </style:style>
    <style:style style:name="Internet_20_link_5f_text_5f_text_5f_text" style:display-name="Internet link_text_text_text" style:family="text"/>
    <style:style style:name="Source_20_Text_5f_text_5f_text_5f_text" style:display-name="Source Text_text_text_text" style:family="text">
      <style:text-properties style:font-name="Liberation Mono" fo:font-family="'Liberation Mono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6:42:40.948183719</meta:creation-date>
    <dc:date>2019-05-25T22:52:40.866504529</dc:date>
    <meta:editing-duration>PT19M28S</meta:editing-duration>
    <meta:editing-cycles>2</meta:editing-cycles>
    <meta:generator>LibreOffice/6.2.3.2$Linux_X86_64 LibreOffice_project/20$Build-2</meta:generator>
    <meta:document-statistic meta:table-count="0" meta:image-count="0" meta:object-count="0" meta:page-count="2" meta:paragraph-count="52" meta:word-count="214" meta:character-count="1767" meta:non-whitespace-character-count="1337"/>
  </office:meta>
</office:document-meta>
</file>